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1.5752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ancel</text:p>
          </table:table-cell>
          <table:table-cell office:value-type="string" calcext:value-type="string">
            <text:p>bool : hasCance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6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7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2">preventIntercome</text:span>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2">preventIntercome</text:span>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Intercome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entSelf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Self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MobCance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MobCancel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OpponentBlockResultDamage</text:p>
          </table:table-cell>
          <table:table-cell office:value-type="string" calcext:value-type="string">
            <text:p>Not 0: Result damage</text:p>
          </table:table-cell>
          <table:table-cell table:number-columns-repeated="3"/>
          <table:table-cell office:value-type="string" calcext:value-type="string">
            <text:p>Result dmg</text:p>
          </table:table-cell>
          <table:table-cell office:value-type="string" calcext:value-type="string">
            <text:p>Attack dmg</text:p>
          </table:table-cell>
          <table:table-cell office:value-type="string" calcext:value-type="string">
            <text:p>Block dmg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CardRegis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R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office:value-type="string" calcext:value-type="string">
            <text:p>Attacker (<text:span text:style-name="T3">editable</text:span>)</text:p>
          </table:table-cell>
          <table:table-cell table:style-name="ce4" office:value-type="string" calcext:value-type="string">
            <text:p>Mob (<text:span text:style-name="T3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style-name="ce4" office:value-type="string" calcext:value-type="string">
            <text:p>Mob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C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ecut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Han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De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ViewGraveyar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ake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ut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TakeCard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PutCardInto</text:span>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TakeCard</text:span>From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</text:span>Into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onOpponentPutCardInto</text:span>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CardViewGravey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Ha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De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ViewGravey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Think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ThinkMob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38.6646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9374in" svg:y="38.8425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Level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4"/>
          <table:table-cell office:value-type="string" calcext:value-type="string">
            <text:p>isAppli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oTwiceLevelActionTrigger</text:p>
          </table:table-cell>
          <table:table-cell office:value-type="string" calcext:value-type="string">
            <text:p>Not 0: appli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1:30:23.8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14H27M19S</meta:editing-duration>
    <meta:editing-cycles>74</meta:editing-cycles>
    <meta:generator>LibreOffice/7.2.1.2$Windows_X86_64 LibreOffice_project/87b77fad49947c1441b67c559c339af8f3517e22</meta:generator>
    <dc:date>2022-12-13T12:25:44.496000000</dc:date>
    <meta:document-statistic meta:table-count="3" meta:cell-count="492" meta:object-count="0"/>
    <meta:user-defined meta:name="Info 1"/>
    <meta:user-defined meta:name="Info 2"/>
    <meta:user-defined meta:name="Info 3"/>
    <meta:user-defined meta:name="Info 4"/>
  </office:meta>
</office:document-meta>
</file>